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c64a" officeooo:paragraph-rsid="0015c64a"/>
    </style:style>
    <style:style style:name="P2" style:family="paragraph" style:parent-style-name="Standard">
      <style:text-properties officeooo:rsid="0019910f" officeooo:paragraph-rsid="0019910f"/>
    </style:style>
    <style:style style:name="P3" style:family="paragraph" style:parent-style-name="Standard">
      <style:text-properties officeooo:rsid="001ab845" officeooo:paragraph-rsid="001ab845"/>
    </style:style>
    <style:style style:name="P4" style:family="paragraph" style:parent-style-name="Standard">
      <style:paragraph-properties fo:break-before="page"/>
      <style:text-properties officeooo:rsid="0019910f" officeooo:paragraph-rsid="0019910f"/>
    </style:style>
    <style:style style:name="P5" style:family="paragraph" style:parent-style-name="Standard">
      <style:paragraph-properties fo:break-before="page"/>
      <style:text-properties officeooo:rsid="001ab845" officeooo:paragraph-rsid="001ab845"/>
    </style:style>
    <style:style style:name="P6" style:family="paragraph">
      <style:paragraph-properties fo:text-align="center"/>
    </style:style>
    <style:style style:name="T1" style:family="text">
      <style:text-properties officeooo:rsid="001a99a5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vertical-rel="page" style:horizontal-pos="from-left" style:horizontal-rel="page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Object2" text:anchor-type="page" text:anchor-page-number="1" svg:x="5.743cm" svg:y="5.881cm" svg:width="2.635cm" svg:height="1.194cm" draw:z-index="4">
        <draw:object xlink:href="./Object 2" xlink:type="simple" xlink:show="embed" xlink:actuate="onLoad"/>
        <draw:image xlink:href="./ObjectReplacements/Object 2" xlink:type="simple" xlink:show="embed" xlink:actuate="onLoad"/>
        <svg:desc>formula</svg:desc>
      </draw:frame>
      <draw:frame draw:style-name="fr2" draw:name="Object3" text:anchor-type="page" text:anchor-page-number="1" svg:x="4.78cm" svg:y="7.613cm" svg:width="6.269cm" svg:height="1.194cm" draw:z-index="5">
        <draw:object xlink:href="./Object 3" xlink:type="simple" xlink:show="embed" xlink:actuate="onLoad"/>
        <draw:image xlink:href="./ObjectReplacements/Object 3" xlink:type="simple" xlink:show="embed" xlink:actuate="onLoad"/>
        <svg:desc>formula</svg:desc>
      </draw:frame>
      <draw:frame draw:style-name="fr2" draw:name="Object4" text:anchor-type="page" text:anchor-page-number="1" svg:x="4.068cm" svg:y="9.421cm" svg:width="11.375cm" svg:height="1.194cm" draw:z-index="12">
        <draw:object xlink:href="./Object 4" xlink:type="simple" xlink:show="embed" xlink:actuate="onLoad"/>
        <draw:image xlink:href="./ObjectReplacements/Object 4" xlink:type="simple" xlink:show="embed" xlink:actuate="onLoad"/>
        <svg:desc>formula</svg:desc>
      </draw:frame>
      <draw:frame draw:style-name="fr2" draw:name="Object5" text:anchor-type="page" text:anchor-page-number="1" svg:x="2.066cm" svg:y="11.058cm" svg:width="5.089cm" svg:height="1.06cm" draw:z-index="19">
        <draw:object xlink:href="./Object 5" xlink:type="simple" xlink:show="embed" xlink:actuate="onLoad"/>
        <draw:image xlink:href="./ObjectReplacements/Object 5" xlink:type="simple" xlink:show="embed" xlink:actuate="onLoad"/>
        <svg:desc>formula</svg:desc>
      </draw:frame>
      <draw:frame draw:style-name="fr2" draw:name="Object6" text:anchor-type="page" text:anchor-page-number="1" svg:x="8.55cm" svg:y="11.058cm" svg:width="9.008cm" svg:height="1.058cm" draw:z-index="23">
        <draw:object xlink:href="./Object 6" xlink:type="simple" xlink:show="embed" xlink:actuate="onLoad"/>
        <draw:image xlink:href="./ObjectReplacements/Object 6" xlink:type="simple" xlink:show="embed" xlink:actuate="onLoad"/>
      </draw:frame>
      <draw:frame draw:style-name="fr2" draw:name="Object7" text:anchor-type="page" text:anchor-page-number="1" svg:x="8.511cm" svg:y="13.136cm" svg:width="4.965cm" svg:height="0.998cm" draw:z-index="24">
        <draw:object xlink:href="./Object 7" xlink:type="simple" xlink:show="embed" xlink:actuate="onLoad"/>
        <draw:image xlink:href="./ObjectReplacements/Object 7" xlink:type="simple" xlink:show="embed" xlink:actuate="onLoad"/>
      </draw:frame>
      <draw:frame draw:style-name="fr2" draw:name="Object8" text:anchor-type="page" text:anchor-page-number="2" svg:x="1.838cm" svg:y="3.168cm" svg:width="4.196cm" svg:height="1.194cm" draw:z-index="34">
        <draw:object xlink:href="./Object 8" xlink:type="simple" xlink:show="embed" xlink:actuate="onLoad"/>
        <draw:image xlink:href="./ObjectReplacements/Object 8" xlink:type="simple" xlink:show="embed" xlink:actuate="onLoad"/>
        <svg:desc>formula</svg:desc>
      </draw:frame>
      <draw:frame draw:style-name="fr2" draw:name="Object9" text:anchor-type="page" text:anchor-page-number="2" svg:x="5.052cm" svg:y="4.879cm" svg:width="3.14cm" svg:height="1.194cm" draw:z-index="35">
        <draw:object xlink:href="./Object 9" xlink:type="simple" xlink:show="embed" xlink:actuate="onLoad"/>
        <draw:image xlink:href="./ObjectReplacements/Object 9" xlink:type="simple" xlink:show="embed" xlink:actuate="onLoad"/>
        <svg:desc>formula</svg:desc>
      </draw:frame>
      <draw:frame draw:style-name="fr2" draw:name="Object10" text:anchor-type="page" text:anchor-page-number="2" svg:x="1.647cm" svg:y="8.017cm" svg:width="10.121cm" svg:height="1cm" draw:z-index="36">
        <draw:object xlink:href="./Object 10" xlink:type="simple" xlink:show="embed" xlink:actuate="onLoad"/>
        <draw:image xlink:href="./ObjectReplacements/Object 10" xlink:type="simple" xlink:show="embed" xlink:actuate="onLoad"/>
        <svg:desc>formula</svg:desc>
      </draw:frame>
      <draw:frame draw:style-name="fr2" draw:name="Object11" text:anchor-type="page" text:anchor-page-number="2" svg:x="3.57cm" svg:y="6.341cm" svg:width="5.988cm" svg:height="1.194cm" draw:z-index="37">
        <draw:object xlink:href="./Object 11" xlink:type="simple" xlink:show="embed" xlink:actuate="onLoad"/>
        <draw:image xlink:href="./ObjectReplacements/Object 11" xlink:type="simple" xlink:show="embed" xlink:actuate="onLoad"/>
        <svg:desc>formula</svg:desc>
      </draw:frame>
      <draw:frame draw:style-name="fr2" draw:name="Object12" text:anchor-type="page" text:anchor-page-number="3" svg:x="1.905cm" svg:y="3.387cm" svg:width="4.503cm" svg:height="1.194cm" draw:z-index="38">
        <draw:object xlink:href="./Object 12" xlink:type="simple" xlink:show="embed" xlink:actuate="onLoad"/>
        <draw:image xlink:href="./ObjectReplacements/Object 12" xlink:type="simple" xlink:show="embed" xlink:actuate="onLoad"/>
        <svg:desc>formula</svg:desc>
      </draw:frame>
      <draw:frame draw:style-name="fr2" draw:name="Object13" text:anchor-type="page" text:anchor-page-number="1" svg:x="5.218cm" svg:y="15.512cm" svg:width="1.215cm" svg:height="0.545cm" draw:z-index="39">
        <draw:object xlink:href="./Object 13" xlink:type="simple" xlink:show="embed" xlink:actuate="onLoad"/>
        <draw:image xlink:href="./ObjectReplacements/Object 13" xlink:type="simple" xlink:show="embed" xlink:actuate="onLoad"/>
        <svg:desc>formula</svg:desc>
      </draw:frame>
      <draw:frame draw:style-name="fr2" draw:name="Object14" text:anchor-type="page" text:anchor-page-number="2" svg:x="5.359cm" svg:y="11.301cm" svg:width="1.215cm" svg:height="0.545cm" draw:z-index="40">
        <draw:object xlink:href="./Object 14" xlink:type="simple" xlink:show="embed" xlink:actuate="onLoad"/>
        <draw:image xlink:href="./ObjectReplacements/Object 14" xlink:type="simple" xlink:show="embed" xlink:actuate="onLoad"/>
        <svg:desc>formula</svg:desc>
      </draw:frame>
      <draw:frame draw:style-name="fr2" draw:name="Object15" text:anchor-type="page" text:anchor-page-number="3" svg:x="5.288cm" svg:y="5.327cm" svg:width="1.087cm" svg:height="0.485cm" draw:z-index="41">
        <draw:object xlink:href="./Object 15" xlink:type="simple" xlink:show="embed" xlink:actuate="onLoad"/>
        <draw:image xlink:href="./ObjectReplacements/Object 15" xlink:type="simple" xlink:show="embed" xlink:actuate="onLoad"/>
        <svg:desc>formula</svg:desc>
      </draw:frame>
      <text:p text:style-name="Standard"/>
      <text:p text:style-name="P1">MaxSubSum1:</text:p>
      <text:p text:style-name="P1"/>
      <text:p text:style-name="Standard"><draw:line text:anchor-type="paragraph" draw:z-index="31" draw:style-name="gr1" draw:text-style-name="P6" svg:x1="1.66cm" svg:y1="0.884cm" svg:x2="1.466cm" svg:y2="7.779cm"><text:p/></draw:line><draw:frame draw:style-name="fr1" draw:name="Object1" text:anchor-type="as-char" svg:y="-0.746cm" svg:width="5.069cm" svg:height="1.31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line text:anchor-type="paragraph" draw:z-index="1" draw:style-name="gr1" draw:text-style-name="P6" svg:x1="4.371cm" svg:y1="0.307cm" svg:x2="4.371cm" svg:y2="0.864cm"><text:p/></draw:line><draw:line text:anchor-type="paragraph" draw:z-index="6" draw:style-name="gr1" draw:text-style-name="P6" svg:x1="3.064cm" svg:y1="0.153cm" svg:x2="3.062cm" svg:y2="2.647cm"><text:p/></draw:line><draw:line text:anchor-type="paragraph" draw:z-index="16" draw:style-name="gr1" draw:text-style-name="P6" svg:x1="2.41cm" svg:y1="0.152cm" svg:x2="2.408cm" svg:y2="4.41cm"><text:p/></draw:line><draw:line text:anchor-type="paragraph" draw:z-index="20" draw:style-name="gr1" draw:text-style-name="P6" svg:x1="0.813cm" svg:y1="0.191cm" svg:x2="0.753cm" svg:y2="6.132cm"><text:p/></draw:line></text:p>
      <text:p text:style-name="P1"><draw:line text:anchor-type="paragraph" draw:z-index="3" draw:style-name="gr1" draw:text-style-name="P6" svg:x1="4.621cm" svg:y1="0.108cm" svg:x2="4.371cm" svg:y2="0.378cm"><text:p/></draw:line><draw:line text:anchor-type="paragraph" draw:z-index="2" draw:style-name="gr1" draw:text-style-name="P6" svg:x1="4.159cm" svg:y1="0.166cm" svg:x2="4.371cm" svg:y2="0.378cm"><text:p/></draw:line></text:p>
      <text:p text:style-name="P1"><draw:line text:anchor-type="paragraph" draw:z-index="7" draw:style-name="gr1" draw:text-style-name="P6" svg:x1="2.85cm" svg:y1="1.572cm" svg:x2="3.062cm" svg:y2="1.784cm"><text:p/></draw:line><draw:line text:anchor-type="paragraph" draw:z-index="8" draw:style-name="gr1" draw:text-style-name="P6" svg:x1="3.312cm" svg:y1="1.513cm" svg:x2="3.062cm" svg:y2="1.783cm"><text:p/></draw:line><draw:line text:anchor-type="paragraph" draw:z-index="9" draw:style-name="gr1" draw:text-style-name="P6" svg:x1="5.237cm" svg:y1="1.046cm" svg:x2="4.643cm" svg:y2="1.866cm"><text:p/></draw:line><draw:line text:anchor-type="paragraph" draw:z-index="10" draw:style-name="gr1" draw:text-style-name="P6" svg:x1="4.643cm" svg:y1="1.506cm" svg:x2="4.641cm" svg:y2="1.866cm"><text:p/></draw:line><draw:line text:anchor-type="paragraph" draw:z-index="11" draw:style-name="gr1" draw:text-style-name="P6" svg:x1="4.969cm" svg:y1="1.718cm" svg:x2="4.641cm" svg:y2="1.866cm"><text:p/></draw:line><draw:line text:anchor-type="paragraph" draw:z-index="13" draw:style-name="gr1" draw:text-style-name="P6" svg:x1="5.986cm" svg:y1="2.854cm" svg:x2="5.392cm" svg:y2="3.674cm"><text:p/></draw:line><draw:line text:anchor-type="paragraph" draw:z-index="14" draw:style-name="gr1" draw:text-style-name="P6" svg:x1="5.392cm" svg:y1="3.314cm" svg:x2="5.39cm" svg:y2="3.674cm"><text:p/></draw:line><draw:line text:anchor-type="paragraph" draw:z-index="15" draw:style-name="gr1" draw:text-style-name="P6" svg:x1="5.718cm" svg:y1="3.526cm" svg:x2="5.39cm" svg:y2="3.674cm"><text:p/></draw:line><draw:line text:anchor-type="paragraph" draw:z-index="17" draw:style-name="gr1" draw:text-style-name="P6" svg:x1="2.196cm" svg:y1="3.224cm" svg:x2="2.408cm" svg:y2="3.436cm"><text:p/></draw:line><draw:line text:anchor-type="paragraph" draw:z-index="18" draw:style-name="gr1" draw:text-style-name="P6" svg:x1="2.658cm" svg:y1="3.224cm" svg:x2="2.408cm" svg:y2="3.494cm"><text:p/></draw:line><draw:line text:anchor-type="paragraph" draw:z-index="21" draw:style-name="gr1" draw:text-style-name="P6" svg:x1="0.542cm" svg:y1="4.946cm" svg:x2="0.754cm" svg:y2="5.158cm"><text:p/></draw:line><draw:line text:anchor-type="paragraph" draw:z-index="22" draw:style-name="gr1" draw:text-style-name="P6" svg:x1="1.003cm" svg:y1="4.946cm" svg:x2="0.753cm" svg:y2="5.216cm"><text:p/></draw:line><draw:line text:anchor-type="paragraph" draw:z-index="25" draw:style-name="gr1" draw:text-style-name="P6" svg:x1="5.256cm" svg:y1="5.914cm" svg:x2="6.161cm" svg:y2="5.895cm"><text:p/></draw:line><draw:line text:anchor-type="paragraph" draw:z-index="26" draw:style-name="gr1" draw:text-style-name="P6" svg:x1="6.027cm" svg:y1="5.646cm" svg:x2="6.315cm" svg:y2="5.914cm"><text:p/></draw:line><draw:line text:anchor-type="paragraph" draw:z-index="27" draw:style-name="gr1" draw:text-style-name="P6" svg:x1="6.064cm" svg:y1="6.145cm" svg:x2="6.314cm" svg:y2="5.914cm"><text:p/></draw:line><draw:line text:anchor-type="paragraph" draw:z-index="28" draw:style-name="gr1" draw:text-style-name="P6" svg:x1="7.624cm" svg:y1="6.511cm" svg:x2="7.643cm" svg:y2="7.031cm"><text:p/></draw:line><draw:line text:anchor-type="paragraph" draw:z-index="29" draw:style-name="gr1" draw:text-style-name="P6" svg:x1="7.412cm" svg:y1="6.858cm" svg:x2="7.624cm" svg:y2="7.031cm"><text:p/></draw:line><draw:line text:anchor-type="paragraph" draw:z-index="30" draw:style-name="gr1" draw:text-style-name="P6" svg:x1="7.874cm" svg:y1="6.897cm" svg:x2="7.643cm" svg:y2="7.031cm"><text:p/></draw:line><draw:line text:anchor-type="paragraph" draw:z-index="32" draw:style-name="gr1" draw:text-style-name="P6" svg:x1="1.254cm" svg:y1="5.392cm" svg:x2="1.466cm" svg:y2="5.604cm"><text:p/></draw:line><draw:line text:anchor-type="paragraph" draw:z-index="33" draw:style-name="gr1" draw:text-style-name="P6" svg:x1="1.716cm" svg:y1="5.392cm" svg:x2="1.466cm" svg:y2="5.662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Rough estimate = </text:p>
      <text:p text:style-name="P4">Ma<text:span text:style-name="T1">x</text:span>SubSum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Rough Estimate = </text:p>
      <text:p text:style-name="P5">MaxSubSum3</text:p>
      <text:p text:style-name="P3"/>
      <text:p text:style-name="P3"/>
      <text:p text:style-name="P3"/>
      <text:p text:style-name="P3"/>
      <text:p text:style-name="P3"/>
      <text:p text:style-name="P3"/>
      <text:p text:style-name="P3">Rough Estimate =</text:p>
      <text:p text:style-name="P3"/>
      <text:p text:style-name="P3"><text:s/></text:p>
      <text:p text:style-name="P3">Pedantisk analys: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2:58:28.563000000</meta:creation-date>
    <dc:date>2016-01-29T14:39:56.915000000</dc:date>
    <meta:editing-duration>PT10M19S</meta:editing-duration>
    <meta:editing-cycles>1</meta:editing-cycles>
    <meta:document-statistic meta:table-count="0" meta:image-count="0" meta:object-count="15" meta:page-count="3" meta:paragraph-count="9" meta:word-count="14" meta:character-count="99" meta:non-whitespace-character-count="89"/>
    <meta:generator>LibreOffice/5.0.3.2$Windows_x86 LibreOffice_project/e5f16313668ac592c1bfb310f4390624e3dbfb75</meta:generator>
  </office:meta>
</office:document-meta>
</file>

<file path=Object 1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i>C</mi>
          <mo stretchy="false">+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stretchy="true">(</mo>
              <mrow>
                <mrow>
                  <munderover>
                    <mo stretchy="false">∑</mo>
                    <mrow>
                      <mi>j</mi>
                      <mo stretchy="false">=</mo>
                      <mi>i</mi>
                    </mrow>
                    <mi>n</mi>
                  </munderover>
                  <mrow>
                    <mo fence="true" stretchy="false">(</mo>
                    <mrow>
                      <mrow>
                        <mi>C</mi>
                        <mo stretchy="false">+</mo>
                        <mrow>
                          <munderover>
                            <mo stretchy="false">∑</mo>
                            <mrow>
                              <mi>k</mi>
                              <mo stretchy="false">=</mo>
                              <mi>i</mi>
                            </mrow>
                            <mrow>
                              <mi>j</mi>
                              <mo stretchy="false">−</mo>
                              <mn>1</mn>
                            </mrow>
                          </munderover>
                          <mi>C</mi>
                        </mrow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</mrow>
      </mrow>
    </mrow>
    <annotation encoding="StarMath 5.0">T(n) = C + sum from{i=0} to{n} {left ( sum from{j=i} to{n} {(C + sum from{k=i} to{j-1} {C} )} right)} </annotation>
  </semantics>
</math>
</file>

<file path=Object 10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i>C</mi>
          <mo stretchy="false">+</mo>
          <mfrac>
            <mi>C</mi>
            <mn>2</mn>
          </mfrac>
        </mrow>
      </mrow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row>
        <mrow>
          <mo fence="true" stretchy="false">(</mo>
          <mrow>
            <mrow>
              <mi>n</mi>
              <mo stretchy="false">+</mo>
              <mn>4</mn>
            </mrow>
          </mrow>
          <mo fence="true" stretchy="false">)</mo>
        </mrow>
        <mo stretchy="false">=</mo>
        <mfrac>
          <mi>C</mi>
          <mn>2</mn>
        </mfrac>
      </mrow>
      <mrow>
        <mo fence="true" stretchy="false">(</mo>
        <mrow>
          <mrow>
            <mi>n</mi>
            <mo stretchy="false">+</mo>
            <mn>3</mn>
          </mrow>
        </mrow>
        <mo fence="true" stretchy="false">)</mo>
      </mrow>
      <mrow>
        <mrow>
          <mo fence="true" stretchy="false">(</mo>
          <mrow>
            <mrow>
              <mi>n</mi>
              <mo stretchy="false">+</mo>
              <mn>2</mn>
            </mrow>
          </mrow>
          <mo fence="true" stretchy="false">)</mo>
        </mrow>
        <mo stretchy="false">=</mo>
        <mfrac>
          <mi>C</mi>
          <mn>2</mn>
        </mfrac>
      </mrow>
      <mrow>
        <mo fence="true" stretchy="false">(</mo>
        <mrow>
          <mrow>
            <mrow>
              <msup>
                <mi>n</mi>
                <mn>2</mn>
              </msup>
              <mo stretchy="false">+</mo>
              <mn>5</mn>
            </mrow>
            <mrow>
              <mi>n</mi>
              <mo stretchy="false">+</mo>
              <mn>6</mn>
            </mrow>
          </mrow>
        </mrow>
        <mo fence="true" stretchy="false">)</mo>
      </mrow>
    </mrow>
    <annotation encoding="StarMath 5.0">T(n) = C+ C over 2 ( n+1)(n+4) = C over 2( n+3 )( n+2 ) = C over 2 ( n^2 + 5n + 6 )</annotation>
  </semantics>
</math>
</file>

<file path=Object 11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row>
              <mi>C</mi>
              <mo stretchy="false">+</mo>
              <mrow>
                <mo fence="true" stretchy="false">(</mo>
                <mrow>
                  <mrow>
                    <mi>n</mi>
                    <mo stretchy="false">+</mo>
                    <mn>1</mn>
                    <mo stretchy="false">−</mo>
                    <mi>i</mi>
                  </mrow>
                </mrow>
                <mo fence="true" stretchy="false">)</mo>
              </mrow>
            </mrow>
            <mi>C</mi>
          </mrow>
        </mrow>
        <mo stretchy="false">=</mo>
        <mfrac>
          <mi>C</mi>
          <mn>2</mn>
        </mfrac>
      </mrow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row>
        <mo fence="true" stretchy="false">(</mo>
        <mrow>
          <mrow>
            <mi>n</mi>
            <mo stretchy="false">+</mo>
            <mn>4</mn>
          </mrow>
        </mrow>
        <mo fence="true" stretchy="false">)</mo>
      </mrow>
    </mrow>
    <annotation encoding="StarMath 5.0">sum from{i=0} to{n} {C+ (n+1-i )C} = C over 2( n+1 )( n+4 )</annotation>
  </semantics>
</math>
</file>

<file path=Object 1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i>C</mi>
          <mo stretchy="false">+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i>C</mi>
          </mrow>
        </mrow>
        <mo stretchy="false">=</mo>
        <mn>2</mn>
      </mrow>
      <mrow>
        <mi>C</mi>
        <mo stretchy="false">+</mo>
        <mi mathvariant="italic">Cn</mi>
      </mrow>
    </mrow>
    <annotation encoding="StarMath 5.0">T(n) =  C + sum from{i=0} to{n} {C} = 2C + Cn</annotation>
  </semantics>
</math>
</file>

<file path=Object 13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3</mn>
          </msup>
        </mrow>
        <mo fence="true" stretchy="false">)</mo>
      </mrow>
    </mrow>
    <annotation encoding="StarMath 5.0">O( n^3 )</annotation>
  </semantics>
</math>
</file>

<file path=Object 14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^2 )</annotation>
  </semantics>
</math>
</file>

<file path=Object 15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2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i>i</mi>
            </mrow>
            <mrow>
              <mi>j</mi>
              <mo stretchy="false">−</mo>
              <mn>1</mn>
            </mrow>
          </munderover>
          <mi>C</mi>
        </mrow>
        <mo stretchy="false">=</mo>
        <mi>C</mi>
      </mrow>
      <mrow>
        <mo fence="true" stretchy="false">(</mo>
        <mrow>
          <mrow>
            <mi>j</mi>
            <mo stretchy="false">−</mo>
            <mi>i</mi>
          </mrow>
        </mrow>
        <mo fence="true" stretchy="false">)</mo>
      </mrow>
    </mrow>
    <annotation encoding="StarMath 5.0">sum from{k=i} to{j-1} {C} = C(j-i)</annotation>
  </semantics>
</math>
</file>

<file path=Object 3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i>i</mi>
            </mrow>
            <mi>n</mi>
          </munderover>
          <mrow>
            <mrow>
              <mi>C</mi>
              <mo stretchy="false">+</mo>
              <mi>C</mi>
            </mrow>
            <mrow>
              <mo fence="true" stretchy="false">(</mo>
              <mrow>
                <mrow>
                  <mi>j</mi>
                  <mo stretchy="false">−</mo>
                  <mi>i</mi>
                </mrow>
              </mrow>
              <mo fence="true" stretchy="false">)</mo>
            </mrow>
          </mrow>
        </mrow>
        <mo stretchy="false">=</mo>
        <mfrac>
          <mi>C</mi>
          <mn>2</mn>
        </mfrac>
      </mrow>
      <mrow>
        <mo fence="true" stretchy="false">(</mo>
        <mrow>
          <mrow>
            <mi>i</mi>
            <mo stretchy="false">−</mo>
            <mi>n</mi>
            <mo stretchy="false">−</mo>
            <mn>2</mn>
          </mrow>
        </mrow>
        <mo fence="true" stretchy="false">)</mo>
      </mrow>
      <mrow>
        <mo fence="true" stretchy="false">(</mo>
        <mrow>
          <mrow>
            <mi>i</mi>
            <mo stretchy="false">−</mo>
            <mi>n</mi>
            <mo stretchy="false">−</mo>
            <mn>1</mn>
          </mrow>
        </mrow>
        <mo fence="true" stretchy="false">)</mo>
      </mrow>
    </mrow>
    <annotation encoding="StarMath 5.0">sum from{j=i} to{n} {C+C(j-i)} =  {C} over {2} ( i-n-2 )( i-n-1 )</annotation>
  </semantics>
</math>
</file>

<file path=Object 4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frac>
              <mi>C</mi>
              <mn>2</mn>
            </mfrac>
            <mrow>
              <mo fence="true" stretchy="false">(</mo>
              <mrow>
                <mrow>
                  <mi>i</mi>
                  <mo stretchy="false">−</mo>
                  <mi>n</mi>
                  <mo stretchy="false">−</mo>
                  <mn>2</mn>
                </mrow>
              </mrow>
              <mo fence="true" stretchy="false">)</mo>
            </mrow>
            <mrow>
              <mo fence="true" stretchy="false">(</mo>
              <mrow>
                <mrow>
                  <mi>i</mi>
                  <mo stretchy="false">−</mo>
                  <mi>n</mi>
                  <mo stretchy="false">−</mo>
                  <mn>1</mn>
                </mrow>
              </mrow>
              <mo fence="true" stretchy="false">)</mo>
            </mrow>
          </mrow>
        </mrow>
        <mo stretchy="false">=</mo>
        <mfrac>
          <mi>C</mi>
          <mn>6</mn>
        </mfrac>
      </mrow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row>
        <mrow>
          <mo fence="true" stretchy="false">(</mo>
          <mrow>
            <mrow>
              <mrow>
                <msup>
                  <mi>n</mi>
                  <mn>2</mn>
                </msup>
                <mo stretchy="false">+</mo>
                <mn>5</mn>
              </mrow>
              <mrow>
                <mi>n</mi>
                <mo stretchy="false">+</mo>
                <mn>6</mn>
              </mrow>
            </mrow>
          </mrow>
          <mo fence="true" stretchy="false">)</mo>
        </mrow>
        <mo stretchy="false">=</mo>
        <mrow>
          <mfrac>
            <msup>
              <mi mathvariant="italic">cn</mi>
              <mn>3</mn>
            </msup>
            <mn>6</mn>
          </mfrac>
          <mo stretchy="false">+</mo>
          <msup>
            <mi mathvariant="italic">cn</mi>
            <mn>2</mn>
          </msup>
          <mo stretchy="false">+</mo>
          <mfrac>
            <mrow>
              <mn>11</mn>
              <mi mathvariant="italic">cn</mi>
            </mrow>
            <mn>6</mn>
          </mfrac>
          <mo stretchy="false">+</mo>
          <mi>c</mi>
        </mrow>
      </mrow>
    </mrow>
    <annotation encoding="StarMath 5.0">sum from{i=0} to{n} {{C} over {2} ( i-n-2 )( i-n-1 )} =  {C} over {6} ( n+1 )( n^2+5n+6 ) = { cn^3 } over 6 + cn^2 + { 11cn} over 6 + c </annotation>
  </semantics>
</math>
</file>

<file path=Object 5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i>c</mi>
          <mo stretchy="false">+</mo>
          <mfrac>
            <msup>
              <mi mathvariant="italic">cn</mi>
              <mn>3</mn>
            </msup>
            <mn>6</mn>
          </mfrac>
          <mo stretchy="false">+</mo>
          <msup>
            <mi mathvariant="italic">cn</mi>
            <mn>2</mn>
          </msup>
          <mo stretchy="false">+</mo>
          <mfrac>
            <mrow>
              <mn>11</mn>
              <mi mathvariant="italic">cn</mi>
            </mrow>
            <mn>6</mn>
          </mfrac>
          <mo stretchy="false">+</mo>
          <mi>c</mi>
        </mrow>
      </mrow>
    </mrow>
    <annotation encoding="StarMath 5.0">T(n) = c+ { cn^3 } over 6 + cn^2 + { 11cn} over 6 + c </annotation>
  </semantics>
</math>
</file>

<file path=Object 6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frac>
            <msup>
              <mi mathvariant="italic">cn</mi>
              <mn>3</mn>
            </msup>
            <mn>6</mn>
          </mfrac>
          <mo stretchy="false">+</mo>
          <msup>
            <mi mathvariant="italic">cn</mi>
            <mn>2</mn>
          </msup>
          <mo stretchy="false">+</mo>
          <mfrac>
            <mrow>
              <mn>11</mn>
              <mi mathvariant="italic">cn</mi>
            </mrow>
            <mn>6</mn>
          </mfrac>
          <mo stretchy="false">+</mo>
          <mn>2</mn>
        </mrow>
      </mrow>
      <mrow>
        <mi>c</mi>
        <mo stretchy="false">=</mo>
        <mfrac>
          <mrow>
            <mrow>
              <msup>
                <mi mathvariant="italic">cn</mi>
                <mn>3</mn>
              </msup>
              <mo stretchy="false">+</mo>
              <mn>6</mn>
            </mrow>
            <mrow>
              <msup>
                <mi mathvariant="italic">cn</mi>
                <mn>2</mn>
              </msup>
              <mo stretchy="false">+</mo>
              <mn>11</mn>
            </mrow>
            <mrow>
              <mi mathvariant="italic">cn</mi>
              <mo stretchy="false">+</mo>
              <mn>12</mn>
            </mrow>
            <mi>c</mi>
          </mrow>
          <mn>6</mn>
        </mfrac>
      </mrow>
    </mrow>
    <annotation encoding="StarMath 5.0">T(n) = { cn^3 } over 6 + cn^2 + { 11cn} over 6 + 2c  = { cn^3 + 6cn^2 + 11cn + 12c } over 6</annotation>
  </semantics>
</math>
</file>

<file path=Object 7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frac>
          <mi>c</mi>
          <mn>6</mn>
        </mfrac>
      </mrow>
      <mrow>
        <mo fence="true" stretchy="false">(</mo>
        <mrow>
          <mrow>
            <mrow>
              <msup>
                <mi>n</mi>
                <mn>3</mn>
              </msup>
              <mo stretchy="false">+</mo>
              <mn>6</mn>
            </mrow>
            <mrow>
              <msup>
                <mi>n</mi>
                <mn>2</mn>
              </msup>
              <mo stretchy="false">+</mo>
              <mn>11</mn>
            </mrow>
            <mrow>
              <mi>n</mi>
              <mo stretchy="false">+</mo>
              <mn>12</mn>
            </mrow>
          </mrow>
        </mrow>
        <mo fence="true" stretchy="false">)</mo>
      </mrow>
    </mrow>
    <annotation encoding="StarMath 5.0">T( n ) = c over 6 ( n^3 + 6n^2 + 11n +12 )</annotation>
  </semantics>
</math>
</file>

<file path=Object 8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i>C</mi>
          <mo stretchy="false">+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stretchy="false">(</mo>
              <mrow>
                <mrow>
                  <mi>C</mi>
                  <mo stretchy="false">+</mo>
                  <mrow>
                    <munderover>
                      <mo stretchy="false">∑</mo>
                      <mrow>
                        <mi>j</mi>
                        <mo stretchy="false">=</mo>
                        <mi>i</mi>
                      </mrow>
                      <mi>n</mi>
                    </munderover>
                    <mi>C</mi>
                  </mrow>
                </mrow>
              </mrow>
              <mo fence="true" stretchy="false">)</mo>
            </mrow>
          </mrow>
        </mrow>
      </mrow>
    </mrow>
    <annotation encoding="StarMath 5.0">T(n) =  C + sum from{i=0} to{n} {(C + sum from{j=i} to{n} {C} )}</annotation>
  </semantics>
</math>
</file>

<file path=Object 9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i>i</mi>
            </mrow>
            <mi>n</mi>
          </munderover>
          <mi>C</mi>
        </mrow>
        <mo stretchy="false">=</mo>
        <mrow>
          <mo fence="true" stretchy="false">(</mo>
          <mrow>
            <mrow>
              <mi>n</mi>
              <mo stretchy="false">+</mo>
              <mn>1</mn>
              <mo stretchy="false">−</mo>
              <mi>i</mi>
            </mrow>
          </mrow>
          <mo fence="true" stretchy="false">)</mo>
        </mrow>
      </mrow>
      <mi>C</mi>
    </mrow>
    <annotation encoding="StarMath 5.0">sum from{j=i} to{n} {C} = ( n+1-i )C</annotation>
  </semantics>
</math>
</file>